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c2d9" officeooo:paragraph-rsid="001fc2d9"/>
    </style:style>
    <style:style style:name="P2" style:family="paragraph" style:parent-style-name="Standard">
      <style:text-properties officeooo:rsid="00202178" officeooo:paragraph-rsid="00202178"/>
    </style:style>
    <style:style style:name="P3" style:family="paragraph" style:parent-style-name="Standard">
      <style:text-properties officeooo:rsid="00202178" officeooo:paragraph-rsid="002da565"/>
    </style:style>
    <style:style style:name="P4" style:family="paragraph" style:parent-style-name="Standard">
      <style:text-properties officeooo:rsid="00202178" officeooo:paragraph-rsid="00768e25"/>
    </style:style>
    <style:style style:name="P5" style:family="paragraph" style:parent-style-name="Standard">
      <style:text-properties officeooo:rsid="00202178" officeooo:paragraph-rsid="007b733e"/>
    </style:style>
    <style:style style:name="P6" style:family="paragraph" style:parent-style-name="Standard">
      <style:text-properties fo:font-weight="bold" officeooo:rsid="00213919" officeooo:paragraph-rsid="00213919" style:font-weight-asian="bold" style:font-weight-complex="bold"/>
    </style:style>
    <style:style style:name="P7" style:family="paragraph" style:parent-style-name="Standard">
      <style:text-properties fo:font-weight="bold" officeooo:rsid="00213919" officeooo:paragraph-rsid="002da565" style:font-weight-asian="bold" style:font-weight-complex="bold"/>
    </style:style>
    <style:style style:name="P8" style:family="paragraph" style:parent-style-name="Standard">
      <style:text-properties fo:font-weight="bold" officeooo:rsid="0023cfe3" officeooo:paragraph-rsid="0023cfe3" style:font-weight-asian="bold" style:font-weight-complex="bold"/>
    </style:style>
    <style:style style:name="P9" style:family="paragraph" style:parent-style-name="Standard">
      <style:text-properties fo:font-weight="bold" officeooo:rsid="0023cfe3" officeooo:paragraph-rsid="002da565" style:font-weight-asian="bold" style:font-weight-complex="bold"/>
    </style:style>
    <style:style style:name="P10" style:family="paragraph" style:parent-style-name="Standard">
      <style:text-properties fo:font-weight="bold" officeooo:rsid="00202178" officeooo:paragraph-rsid="00202178" style:font-weight-asian="bold" style:font-weight-complex="bold"/>
    </style:style>
    <style:style style:name="P11" style:family="paragraph" style:parent-style-name="Standard">
      <style:text-properties fo:font-weight="bold" officeooo:rsid="004e3da7" officeooo:paragraph-rsid="004e3da7" style:font-weight-asian="bold" style:font-weight-complex="bold"/>
    </style:style>
    <style:style style:name="P12" style:family="paragraph" style:parent-style-name="Standard">
      <style:paragraph-properties fo:text-align="center" style:justify-single-word="false"/>
      <style:text-properties fo:font-weight="bold" officeooo:rsid="001fc2d9" officeooo:paragraph-rsid="001fc2d9" style:font-weight-asian="bold" style:font-weight-complex="bold"/>
    </style:style>
    <style:style style:name="P13" style:family="paragraph" style:parent-style-name="Standard">
      <style:text-properties fo:font-size="9pt" officeooo:rsid="0023cfe3" officeooo:paragraph-rsid="0066547d" style:font-size-asian="9pt" style:font-size-complex="9pt"/>
    </style:style>
    <style:style style:name="P14" style:family="paragraph" style:parent-style-name="Standard">
      <style:text-properties fo:font-weight="normal" officeooo:rsid="002e80b7" officeooo:paragraph-rsid="002e80b7" style:font-weight-asian="normal" style:font-weight-complex="normal"/>
    </style:style>
    <style:style style:name="P15" style:family="paragraph" style:parent-style-name="Standard">
      <style:text-properties fo:font-weight="normal" officeooo:rsid="00300b79" officeooo:paragraph-rsid="00300b79" style:font-weight-asian="normal" style:font-weight-complex="normal"/>
    </style:style>
    <style:style style:name="P16" style:family="paragraph" style:parent-style-name="Standard">
      <style:text-properties fo:font-weight="normal" officeooo:rsid="00202178" officeooo:paragraph-rsid="00300b79" style:font-weight-asian="normal" style:font-weight-complex="normal"/>
    </style:style>
    <style:style style:name="P17" style:family="paragraph" style:parent-style-name="Standard">
      <style:text-properties fo:font-weight="normal" officeooo:rsid="00330b41" officeooo:paragraph-rsid="00330b41" style:font-weight-asian="normal" style:font-weight-complex="normal"/>
    </style:style>
    <style:style style:name="P18" style:family="paragraph" style:parent-style-name="Standard">
      <style:text-properties fo:font-weight="normal" officeooo:rsid="0034f77e" officeooo:paragraph-rsid="0034f77e" style:font-weight-asian="normal" style:font-weight-complex="normal"/>
    </style:style>
    <style:style style:name="P19" style:family="paragraph" style:parent-style-name="Standard">
      <style:text-properties fo:color="#000000" fo:font-weight="bold" officeooo:rsid="004e3da7" officeooo:paragraph-rsid="004e3da7" style:font-weight-asian="bold" style:font-weight-complex="bold"/>
    </style:style>
    <style:style style:name="P20" style:family="paragraph" style:parent-style-name="Standard">
      <style:text-properties fo:color="#000000" fo:font-weight="normal" officeooo:rsid="00300b79" officeooo:paragraph-rsid="00300b79" style:font-weight-asian="normal" style:font-weight-complex="normal"/>
    </style:style>
    <style:style style:name="P21" style:family="paragraph" style:parent-style-name="Standard">
      <style:text-properties fo:color="#000000" fo:font-weight="normal" officeooo:rsid="00202178" officeooo:paragraph-rsid="00300b79" style:font-weight-asian="normal" style:font-weight-complex="normal"/>
    </style:style>
    <style:style style:name="P22" style:family="paragraph" style:parent-style-name="Standard">
      <style:text-properties fo:color="#000000" style:text-underline-style="solid" style:text-underline-width="auto" style:text-underline-color="font-color" fo:font-weight="normal" officeooo:rsid="004e3da7" officeooo:paragraph-rsid="004e3da7" style:font-weight-asian="normal" style:font-weight-complex="normal"/>
    </style:style>
    <style:style style:name="P23" style:family="paragraph" style:parent-style-name="Standard">
      <style:text-properties fo:color="#000000" officeooo:rsid="0061bc5e" officeooo:paragraph-rsid="0061bc5e"/>
    </style:style>
    <style:style style:name="P24" style:family="paragraph" style:parent-style-name="Standard">
      <style:text-properties fo:color="#000000" officeooo:rsid="00202178" officeooo:paragraph-rsid="00768e25"/>
    </style:style>
    <style:style style:name="P25" style:family="paragraph" style:parent-style-name="Standard">
      <style:text-properties fo:color="#000000" officeooo:rsid="006234cd" officeooo:paragraph-rsid="0076745f"/>
    </style:style>
    <style:style style:name="P26" style:family="paragraph" style:parent-style-name="Standard">
      <style:text-properties fo:color="#000000" officeooo:rsid="0076745f" officeooo:paragraph-rsid="0076745f"/>
    </style:style>
    <style:style style:name="P27" style:family="paragraph" style:parent-style-name="Standard">
      <style:text-properties officeooo:rsid="003603ff" officeooo:paragraph-rsid="003603ff"/>
    </style:style>
    <style:style style:name="P28" style:family="paragraph" style:parent-style-name="Standard">
      <style:text-properties officeooo:rsid="003603ff" officeooo:paragraph-rsid="004fcb25"/>
    </style:style>
    <style:style style:name="P29" style:family="paragraph" style:parent-style-name="Standard">
      <style:text-properties officeooo:rsid="003603ff" officeooo:paragraph-rsid="0037e371"/>
    </style:style>
    <style:style style:name="P30" style:family="paragraph" style:parent-style-name="Standard">
      <style:text-properties officeooo:rsid="00396f1a" officeooo:paragraph-rsid="00396f1a"/>
    </style:style>
    <style:style style:name="P31" style:family="paragraph" style:parent-style-name="Standard">
      <style:text-properties officeooo:paragraph-rsid="00396f1a"/>
    </style:style>
    <style:style style:name="P32" style:family="paragraph" style:parent-style-name="Standard">
      <style:text-properties officeooo:rsid="003adaef" officeooo:paragraph-rsid="003adaef"/>
    </style:style>
    <style:style style:name="P33" style:family="paragraph" style:parent-style-name="Standard">
      <style:text-properties officeooo:rsid="0041a323" officeooo:paragraph-rsid="0041a323"/>
    </style:style>
    <style:style style:name="P34" style:family="paragraph" style:parent-style-name="Standard">
      <style:paragraph-properties fo:text-align="center" style:justify-single-word="false"/>
      <style:text-properties fo:font-size="13pt" fo:font-weight="bold" officeooo:rsid="001fc2d9" officeooo:paragraph-rsid="001fc2d9" style:font-size-asian="13pt" style:font-weight-asian="bold" style:font-size-complex="13pt" style:font-weight-complex="bold"/>
    </style:style>
    <style:style style:name="P35" style:family="paragraph" style:parent-style-name="Standard">
      <style:paragraph-properties fo:text-align="center" style:justify-single-word="false"/>
      <style:text-properties fo:font-size="15pt" fo:font-weight="bold" officeooo:rsid="001fc2d9" officeooo:paragraph-rsid="001fc2d9" style:font-size-asian="15pt" style:font-weight-asian="bold" style:font-size-complex="15pt" style:font-weight-complex="bold"/>
    </style:style>
    <style:style style:name="P36" style:family="paragraph" style:parent-style-name="Standard">
      <style:text-properties fo:color="#ce181e" fo:font-weight="bold" officeooo:rsid="00202178" officeooo:paragraph-rsid="00202178" style:font-weight-asian="bold" style:font-weight-complex="bold"/>
    </style:style>
    <style:style style:name="P37" style:family="paragraph" style:parent-style-name="Standard">
      <style:text-properties officeooo:rsid="006234cd" officeooo:paragraph-rsid="006234cd"/>
    </style:style>
    <style:style style:name="P38" style:family="paragraph" style:parent-style-name="Standard">
      <style:text-properties officeooo:rsid="006234cd" officeooo:paragraph-rsid="00202178"/>
    </style:style>
    <style:style style:name="P39" style:family="paragraph" style:parent-style-name="Standard">
      <style:text-properties officeooo:rsid="0065574b" officeooo:paragraph-rsid="0065574b"/>
    </style:style>
    <style:style style:name="P40" style:family="paragraph" style:parent-style-name="Standard">
      <style:text-properties officeooo:rsid="0065574b" officeooo:paragraph-rsid="0066547d"/>
    </style:style>
    <style:style style:name="P41" style:family="paragraph" style:parent-style-name="Standard">
      <style:paragraph-properties fo:break-before="page"/>
      <style:text-properties fo:color="#ce181e" fo:font-weight="bold" officeooo:rsid="00202178" officeooo:paragraph-rsid="00202178" style:font-weight-asian="bold" style:font-weight-complex="bold"/>
    </style:style>
    <style:style style:name="P42" style:family="paragraph" style:parent-style-name="Standard" style:list-style-name="L1">
      <style:text-properties officeooo:rsid="0065574b" officeooo:paragraph-rsid="0066547d"/>
    </style:style>
    <style:style style:name="P43" style:family="paragraph" style:parent-style-name="Standard" style:list-style-name="L2">
      <style:text-properties officeooo:rsid="0065574b" officeooo:paragraph-rsid="0066547d"/>
    </style:style>
    <style:style style:name="P44" style:family="paragraph" style:parent-style-name="Standard">
      <style:text-properties fo:font-size="9pt" officeooo:rsid="0023cfe3" officeooo:paragraph-rsid="0066547d" style:font-size-asian="9pt" style:font-size-complex="9pt"/>
    </style:style>
    <style:style style:name="P45" style:family="paragraph" style:parent-style-name="Standard">
      <style:text-properties officeooo:rsid="00202178" officeooo:paragraph-rsid="00768e25"/>
    </style:style>
    <style:style style:name="P46" style:family="paragraph" style:parent-style-name="Standard">
      <style:text-properties officeooo:rsid="006234cd" officeooo:paragraph-rsid="00202178"/>
    </style:style>
    <style:style style:name="T1" style:family="text">
      <style:text-properties officeooo:rsid="00202178"/>
    </style:style>
    <style:style style:name="T2" style:family="text">
      <style:text-properties fo:color="#ce181e"/>
    </style:style>
    <style:style style:name="T3" style:family="text">
      <style:text-properties fo:color="#21409a"/>
    </style:style>
    <style:style style:name="T4" style:family="text">
      <style:text-properties fo:color="#ed1c24"/>
    </style:style>
    <style:style style:name="T5" style:family="text">
      <style:text-properties fo:color="#ed1c24" fo:background-color="transparent" loext:char-shading-value="0"/>
    </style:style>
    <style:style style:name="T6" style:family="text">
      <style:text-properties fo:color="#f58220"/>
    </style:style>
    <style:style style:name="T7" style:family="text">
      <style:text-properties fo:color="#f58220" fo:background-color="transparent" loext:char-shading-value="0"/>
    </style:style>
    <style:style style:name="T8" style:family="text">
      <style:text-properties fo:color="#00b274"/>
    </style:style>
    <style:style style:name="T9" style:family="text">
      <style:text-properties officeooo:rsid="00300b79"/>
    </style:style>
    <style:style style:name="T10" style:family="text">
      <style:text-properties officeooo:rsid="00306472"/>
    </style:style>
    <style:style style:name="T11" style:family="text">
      <style:text-properties officeooo:rsid="0034de64"/>
    </style:style>
    <style:style style:name="T12" style:family="text">
      <style:text-properties officeooo:rsid="00396f1a"/>
    </style:style>
    <style:style style:name="T13" style:family="text">
      <style:text-properties officeooo:rsid="003b2978"/>
    </style:style>
    <style:style style:name="T14" style:family="text">
      <style:text-properties officeooo:rsid="0043378f"/>
    </style:style>
    <style:style style:name="T15" style:family="text">
      <style:text-properties officeooo:rsid="0045d06b"/>
    </style:style>
    <style:style style:name="T16" style:family="text">
      <style:text-properties officeooo:rsid="004736fe"/>
    </style:style>
    <style:style style:name="T17" style:family="text">
      <style:text-properties fo:font-style="italic" style:font-style-asian="italic" style:font-style-complex="italic"/>
    </style:style>
    <style:style style:name="T18" style:family="text">
      <style:text-properties fo:font-style="italic" officeooo:rsid="005676e7" style:font-style-asian="italic" style:font-style-complex="italic"/>
    </style:style>
    <style:style style:name="T19" style:family="text">
      <style:text-properties fo:font-style="italic" officeooo:rsid="002b60f3" style:font-style-asian="italic" style:font-style-complex="italic"/>
    </style:style>
    <style:style style:name="T20" style:family="text">
      <style:text-properties fo:font-style="italic" officeooo:rsid="0085bb9b" style:font-style-asian="italic" style:font-style-complex="italic"/>
    </style:style>
    <style:style style:name="T21" style:family="text">
      <style:text-properties fo:font-style="italic" officeooo:rsid="00875359" style:font-style-asian="italic" style:font-style-complex="italic"/>
    </style:style>
    <style:style style:name="T22" style:family="text">
      <style:text-properties fo:font-style="normal" officeooo:rsid="002b60f3" style:font-style-asian="normal" style:font-style-complex="normal"/>
    </style:style>
    <style:style style:name="T23" style:family="text">
      <style:text-properties officeooo:rsid="005c6f96"/>
    </style:style>
    <style:style style:name="T24" style:family="text">
      <style:text-properties officeooo:rsid="006c4bda"/>
    </style:style>
    <style:style style:name="T25" style:family="text">
      <style:text-properties officeooo:rsid="00703c11"/>
    </style:style>
    <style:style style:name="T26" style:family="text">
      <style:text-properties officeooo:rsid="00717c13"/>
    </style:style>
    <style:style style:name="T27" style:family="text">
      <style:text-properties officeooo:rsid="0071b6e2"/>
    </style:style>
    <style:style style:name="T28" style:family="text">
      <style:text-properties officeooo:rsid="00789eda"/>
    </style:style>
    <style:style style:name="T29" style:family="text">
      <style:text-properties officeooo:rsid="0085bb9b"/>
    </style:style>
    <style:style style:name="T30" style:family="text">
      <style:text-properties officeooo:rsid="008b45a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Λειτουργικά Συστήματα <text:span text:style-name="T1">Υπολογιστών</text:span></text:p>
      <text:p text:style-name="P12"/>
      <text:p text:style-name="P34">1η Εργαστηριακή Αναφορά </text:p>
      <text:p text:style-name="P1"/>
      <text:p text:style-name="P2">Θοδωρής Παπαρρηγόπουλος el18040</text:p>
      <text:p text:style-name="P2">Ορφέας Φιλιππόπουλος el18082</text:p>
      <text:p text:style-name="P2"/>
      <text:p text:style-name="P36">Άσκηση 1</text:p>
      <text:p text:style-name="P3"/>
      <text:p text:style-name="P7">Πηγαίος Κώδικας </text:p>
      <text:p text:style-name="P19"/>
      <text:p text:style-name="P22">main.c: </text:p>
      <text:p text:style-name="P22"/>
      <text:p text:style-name="P20">#include “zing.h”</text:p>
      <text:p text:style-name="P21">int main(int argc, char **argv) { <text:s text:c="2"/></text:p>
      <text:p text:style-name="P16"><text:s text:c="4"/><text:span text:style-name="T9">zing(); </text:span></text:p>
      <text:p text:style-name="P16"><text:s text:c="4"/><text:span text:style-name="T9">return 0;</text:span></text:p>
      <text:p text:style-name="P15">}</text:p>
      <text:p text:style-name="P11"/>
      <text:p text:style-name="P9">Ερωτήσεις</text:p>
      <text:p text:style-name="P14"/>
      <text:p text:style-name="P14">1) <text:span text:style-name="T10">Γενικά, η χρήση επικεφαλίδας χρησιμοποιείται προκειμένου να δηλώσουμε συναρτήσεις χωρίς την υλοποίηση τους. Οι επικεφαλίδες μας εξυπηρετούν για πολλούς σκοπούς. Αρχικά, όταν γίνεται compile ένα αρχείο που χρησιμοποιεί μία συνάρτηση, ο compiler χρειάζεται μόνο το declaration της συνάρτησης. Έτσι, μειώνεται ο χρόνος το compile. Επιπλέον, σε μεγάλα project, το να έχεις χωρισμένο τα αρχεία σε declaration και implementation βολεύει από άποψη ότι εύκολα ανατρέχεις να δεις τις διαθέσιμες συναρτήσεις σε κάθε αρχείο χωρίς να χρειάζεται να περνάς και τις υλοποιήσεις τις κάθε συνάρτησης.</text:span></text:p>
      <text:p text:style-name="P14"/>
      <text:p text:style-name="P17">2) <text:span text:style-name="T11">Makefile:</text:span></text:p>
      <text:p text:style-name="P18">all: main mainy</text:p>
      <text:p text:style-name="P18"/>
      <text:p text:style-name="P18">main: main.o zing.o</text:p>
      <text:p text:style-name="P18"><text:tab/>gcc -o main main.o zing.o</text:p>
      <text:p text:style-name="P18">mainy: main.o zing2.o</text:p>
      <text:p text:style-name="P18"><text:tab/>gcc -o mainy main.o zing2.o</text:p>
      <text:p text:style-name="P18"/>
      <text:p text:style-name="P18">main.o: main.c</text:p>
      <text:p text:style-name="P18"><text:tab/>gcc -Wall -c main.c</text:p>
      <text:p text:style-name="P18"/>
      <text:p text:style-name="P18">zing2.o: zing2.c</text:p>
      <text:p text:style-name="P18"><text:tab/>gcc -Wall -c zing2.c</text:p>
      <text:p text:style-name="P18"/>
      <text:p text:style-name="P18">clean:</text:p>
      <text:p text:style-name="P18"><text:tab/>rm -f main.o *~</text:p>
      <text:p text:style-name="P27"/>
      <text:p text:style-name="P27"/>
      <text:p text:style-name="P27"/>
      <text:p text:style-name="P27"/>
      <text:p text:style-name="P27"/>
      <text:p text:style-name="P27"/>
      <text:p text:style-name="P27"/>
      <text:p text:style-name="P27"><text:soft-page-break/>3) <text:span text:style-name="T23">Κάνουμε implement την zing() στο zing2.c ως</text:span></text:p>
      <text:p text:style-name="P27">#include "zing2.h"</text:p>
      <text:p text:style-name="P27"/>
      <text:p text:style-name="P27">void zing(){</text:p>
      <text:p text:style-name="P28"><text:s text:c="4"/>char *s;</text:p>
      <text:p text:style-name="P27"><text:s text:c="4"/>if( ( s = getlogin() ) == NULL ) {</text:p>
      <text:p text:style-name="P27"><text:s text:c="7"/>printf( "cannot find login name\n" );</text:p>
      <text:p text:style-name="P27"><text:s text:c="4"/>} else {</text:p>
      <text:p text:style-name="P27"><text:s text:c="7"/>printf( "Hello,your login name is %s\n", s );</text:p>
      <text:p text:style-name="P27"><text:s text:c="4"/>}</text:p>
      <text:p text:style-name="P27">}</text:p>
      <text:p text:style-name="P27"/>
      <text:p text:style-name="P27">4) <text:span text:style-name="T16">Γενικά είναι good practice να σπάμε τα αρχεία μας σε υπο αρχεία. Στη συγκεκριμένη περίπτωση, μπορούμε να κάνουμε ένα νέο αρχείο που θα βάλουμε την συνάρτηση που δουλεύουμε, έτσι στο compile δεν θα ανιχνεύει αλλαγή στις υπόλοιπες 499 συναρτήσεις του άλλου αρχείο. Συνεπώς το compile θα γίνεται πολύ πιο γρήγορα σε σχέση με πριν.</text:span></text:p>
      <text:p text:style-name="P27"/>
      <text:p text:style-name="P29">5) Αυτό που έγινε ήταν <text:span text:style-name="T25">ότι</text:span> έδωσε για εκτελέσιμο αρχείο το αρχείο που είχε τον πηγαίο κώδικα. Έτσι, ο κώδικας που έγραφε έγινε overwrite από το αποτέλεσμα του compile <text:span text:style-name="T26">(το binary file)</text:span>.</text:p>
      <text:p text:style-name="P30">Για πειραματικούς σκοπούς έφτιαξα ένα απλό αρχείο test.c <text:line-break/> <text:s/></text:p>
      <text:p text:style-name="P30">#include &lt;stdio.h&gt;</text:p>
      <text:p text:style-name="P30">int main() {<text:line-break/><text:tab/>printf(“Hello world\n”);</text:p>
      <text:p text:style-name="P30"><text:tab/>return 0;</text:p>
      <text:p text:style-name="P30">}</text:p>
      <text:p text:style-name="P31"><text:span text:style-name="T27">Τρέξαμε </text:span>gcc -Wall -o <text:span text:style-name="T12">test</text:span>.c <text:span text:style-name="T12">test</text:span>.c</text:p>
      <text:p text:style-name="P32">Και μετά χρησιμοποιώντας το νέο test.c <text:span text:style-name="T24">τρέξαμε</text:span> ./test.c και έτρεξε κανονικά <text:span text:style-name="T13">τυπώνοντας Hello world !</text:span></text:p>
      <text:p text:style-name="P32"/>
      <text:p text:style-name="P27">Ωστόσο, τρέχοντας την ίδια εντολή σε native linux environment <text:span text:style-name="T15">με gcc (Ubuntu 7.5.0-3ubuntu1~18.04) 7.5.0</text:span> μου πέταξε το εξής error ο compiler:</text:p>
      <text:p text:style-name="P27">gcc: fatal error: input file ‘test.c’ is the same as output file</text:p>
      <text:p text:style-name="P27">compilation terminated. <text:s/></text:p>
      <text:p text:style-name="P33">Συνεπώς, ο <text:span text:style-name="T14">συνεργάτης</text:span> καλό είναι να δουλεύει locally πρώτα. </text:p>
      <text:p text:style-name="P27"/>
      <text:p text:style-name="P10"/>
      <text:p text:style-name="P41">Άσκηση 2</text:p>
      <text:p text:style-name="P2"/>
      <text:p text:style-name="P6">Πηγαίος Κώδικας </text:p>
      <text:p text:style-name="P23">Έχουμε κάνει 2 διαφορετικές υλοποιήσεις. </text:p>
      <text:p text:style-name="P23">1)</text:p>
      <text:p text:style-name="P4"><text:span text:style-name="T2">#include</text:span> <text:span text:style-name="T6">&lt;stdio.h&gt;</text:span></text:p>
      <text:p text:style-name="P4"><text:span text:style-name="T2">#include</text:span> <text:span text:style-name="T6">&lt;string.h&gt;</text:span></text:p>
      <text:p text:style-name="P4"><text:span text:style-name="T2">#include</text:span> <text:span text:style-name="T6">&lt;stdlib.h&gt;</text:span></text:p>
      <text:p text:style-name="P4"/>
      <text:p text:style-name="P4"><text:span text:style-name="T5">#define</text:span> <text:span text:style-name="T8">defaultOutput</text:span> <text:span text:style-name="T7">"fconc.out" <text:s/></text:span></text:p>
      <text:p text:style-name="P4"/>
      <text:p text:style-name="P4"><text:span text:style-name="T3">int</text:span> main(<text:span text:style-name="T3">int</text:span> argc, <text:span text:style-name="T3">char</text:span> **argv) { <text:s text:c="2"/></text:p>
      <text:p text:style-name="P4"><text:s text:c="4"/>FILE *inputFile1, *inputFile2; <text:s/></text:p>
      <text:p text:style-name="P4"><text:s text:c="4"/>FILE *outputFile;</text:p>
      <text:p text:style-name="P4"/>
      <text:p text:style-name="P4"><text:s text:c="4"/>/* Check if number of arguments is correct, if not show message to standard error */</text:p>
      <text:p text:style-name="P4"><text:s text:c="4"/><text:span text:style-name="T2">if </text:span>(argc != 3 &amp;&amp; argc != 4) {</text:p>
      <text:p text:style-name="P4"><text:s text:c="8"/><text:span text:style-name="T3">fprintf</text:span>(stderr, "<text:span text:style-name="T6">Usage: ./fconc infile1 infile2 [outfile (default:fconc.out)]\n</text:span>");</text:p>
      <text:p text:style-name="P4"><text:s text:c="8"/><text:span text:style-name="T2">return</text:span> 0;</text:p>
      <text:p text:style-name="P4"><text:s text:c="4"/>}</text:p>
      <text:p text:style-name="P4"><text:s text:c="4"/></text:p>
      <text:p text:style-name="P4"><text:s text:c="4"/>/* <text:span text:style-name="T28">Check if the filenames are valid</text:span> */</text:p>
      <text:p text:style-name="P4"><text:s text:c="4"/><text:span text:style-name="T3">int</text:span> countA = <text:span text:style-name="T3">strcmp</text:span>(argv[1], argv[3]);<text:tab/></text:p>
      <text:p text:style-name="P5"><text:s text:c="4"/><text:span text:style-name="T3">int</text:span> countB = <text:span text:style-name="T3">strcmp</text:span>(argv[2], argv[3]); </text:p>
      <text:p text:style-name="P4"><text:s text:c="4"/><text:span text:style-name="T2">if</text:span> (argc == 4 &amp;&amp; (countA == 0 | countB == 0)) {</text:p>
      <text:p text:style-name="P4"><text:s text:c="8"/><text:span text:style-name="T2">if</text:span> (countA == countB) {</text:p>
      <text:p text:style-name="P4"><text:s text:c="12"/><text:span text:style-name="T3">fprintf</text:span>(stderr, <text:span text:style-name="T6">"Input files are the same name as the output file\n"</text:span>);</text:p>
      <text:p text:style-name="P4"><text:s text:c="8"/>} <text:span text:style-name="T2">else if</text:span> (countA == 0) {</text:p>
      <text:p text:style-name="P4"><text:s text:c="12"/><text:span text:style-name="T3">fprintf</text:span>(stderr, <text:span text:style-name="T6">"The first input file is the same name as the output file\n"</text:span>);</text:p>
      <text:p text:style-name="P4"><text:s text:c="8"/>} <text:span text:style-name="T2">else if</text:span>(countB == 0) {</text:p>
      <text:p text:style-name="P4"><text:s text:c="12"/><text:span text:style-name="T3">fprintf</text:span>(stderr, <text:span text:style-name="T6">"The second input file is the same name as the output file\n"</text:span>);</text:p>
      <text:p text:style-name="P4"><text:s text:c="8"/>}</text:p>
      <text:p text:style-name="P4"><text:s text:c="8"/><text:span text:style-name="T2">return</text:span> 0;</text:p>
      <text:p text:style-name="P4"><text:s text:c="4"/>}</text:p>
      <text:p text:style-name="P4"/>
      <text:p text:style-name="P4"><text:s text:c="4"/>/* Open the 2 input files */</text:p>
      <text:p text:style-name="P4"><text:s text:c="4"/>inputFile1 = <text:span text:style-name="T3">fopen</text:span>(argv[1],"<text:span text:style-name="T6">r</text:span>");</text:p>
      <text:p text:style-name="P4"><text:s text:c="4"/><text:span text:style-name="T2">if</text:span> (inputFile1 == NULL) {</text:p>
      <text:p text:style-name="P4"><text:s text:c="4"/><text:tab/><text:span text:style-name="T3">fprintf</text:span>(stderr, "%s: <text:span text:style-name="T6">No such file or directory\n</text:span>", argv[1]);</text:p>
      <text:p text:style-name="P4"><text:s text:c="4"/><text:tab/><text:span text:style-name="T3">exit</text:span>(EXIT_FAILURE);</text:p>
      <text:p text:style-name="P4"><text:s text:c="4"/>}</text:p>
      <text:p text:style-name="P4"/>
      <text:p text:style-name="P4"><text:s text:c="4"/>inputFile2 = <text:span text:style-name="T3">fopen</text:span>(argv[2], "<text:span text:style-name="T6">r</text:span>");</text:p>
      <text:p text:style-name="P4"><text:s text:c="4"/><text:span text:style-name="T2">if</text:span> (inputFile1 == NULL) {</text:p>
      <text:p text:style-name="P4"><text:s text:c="4"/><text:tab/><text:span text:style-name="T3">fclose</text:span>(inputFile1); /<text:span text:style-name="T17">* </text:span><text:span text:style-name="T19">close the opened file *</text:span><text:span text:style-name="T22">/</text:span></text:p>
      <text:p text:style-name="P4"><text:s text:c="4"/><text:tab/><text:span text:style-name="T3">fprintf</text:span>(stderr, "%s: <text:span text:style-name="T6">No such file or directory\n</text:span>", argv[2]);</text:p>
      <text:p text:style-name="P4"><text:s text:c="4"/><text:tab/><text:span text:style-name="T3">exit</text:span>(EXIT_FAILURE);</text:p>
      <text:p text:style-name="P4"><text:s text:c="4"/>}</text:p>
      <text:p text:style-name="P4"><text:s text:c="4"/></text:p>
      <text:p text:style-name="P4"/>
      <text:p text:style-name="P4"/>
      <text:p text:style-name="P4"/>
      <text:p text:style-name="P4"><text:soft-page-break/><text:s text:c="4"/>/* Open the output file */</text:p>
      <text:p text:style-name="P4"><text:s text:c="4"/><text:span text:style-name="T4">if</text:span> (argc == 4) { </text:p>
      <text:p text:style-name="P4"><text:tab/>/<text:span text:style-name="T17">* </text:span><text:span text:style-name="T20">check if you give the same as input and output -</text:span><text:span text:style-name="T21">&gt; Write to the default output</text:span><text:span text:style-name="T20">*/</text:span></text:p>
      <text:p text:style-name="P4"><text:s text:c="8"/><text:span text:style-name="T4">if</text:span> ((<text:span text:style-name="T3">strcmp</text:span>(argv[1], argv[3]) == 0) | (<text:span text:style-name="T3">strcmp</text:span>(argv[2], argv[3]) == 0) ) {</text:p>
      <text:p text:style-name="P4"><text:s text:c="12"/>outputFile = <text:span text:style-name="T3">fopen</text:span>(defaultOutput, <text:span text:style-name="T6">"w+"</text:span>); <text:s text:c="5"/></text:p>
      <text:p text:style-name="P4"><text:s text:c="8"/>}</text:p>
      <text:p text:style-name="P4"><text:s text:c="8"/><text:span text:style-name="T4">else</text:span>{</text:p>
      <text:p text:style-name="P4"><text:s text:c="12"/>outputFile = <text:span text:style-name="T3">fopen</text:span>(argv[3], <text:span text:style-name="T6">"w+"</text:span>);</text:p>
      <text:p text:style-name="P4"><text:s text:c="8"/>} <text:s text:c="7"/></text:p>
      <text:p text:style-name="P4"><text:s text:c="4"/>} <text:span text:style-name="T4">else</text:span> { </text:p>
      <text:p text:style-name="P4"><text:s text:c="8"/>outputFile = <text:span text:style-name="T3">fopen</text:span>(defaultOutput, "<text:span text:style-name="T6">w+</text:span>"); <text:s/></text:p>
      <text:p text:style-name="P4"><text:s text:c="4"/>} </text:p>
      <text:p text:style-name="P4"/>
      <text:p text:style-name="P4"><text:s text:c="4"/>/* Read from files character by character and immediately </text:p>
      <text:p text:style-name="P4"><text:s text:c="8"/>write to the output file (char by char)*/ </text:p>
      <text:p text:style-name="P4"><text:s text:c="4"/><text:span text:style-name="T3">char</text:span> ch;</text:p>
      <text:p text:style-name="P4"><text:s text:c="4"/><text:span text:style-name="T4">while</text:span>((ch = <text:span text:style-name="T3">fgetc</text:span>(inputFile1)) != EOF) { </text:p>
      <text:p text:style-name="P4"><text:s text:c="8"/><text:span text:style-name="T3">fputc</text:span>(ch,outputFile);</text:p>
      <text:p text:style-name="P4"><text:s text:c="4"/>} </text:p>
      <text:p text:style-name="P4"><text:s/><text:tab/></text:p>
      <text:p text:style-name="P4"><text:s text:c="4"/><text:span text:style-name="T4">while</text:span>((ch = <text:span text:style-name="T3">fgetc</text:span>(inputFile2)) != EOF) {</text:p>
      <text:p text:style-name="P4"><text:s text:c="8"/><text:span text:style-name="T3">fputc</text:span>(ch,outputFile);</text:p>
      <text:p text:style-name="P4"><text:s text:c="4"/>}</text:p>
      <text:p text:style-name="P4"><text:s text:c="4"/>/<text:span text:style-name="T17">* </text:span><text:span text:style-name="T18">Close all files */</text:span></text:p>
      <text:p text:style-name="P4"><text:s text:c="4"/>fclose(inputFile1);</text:p>
      <text:p text:style-name="P4"><text:s text:c="4"/>fclose(inputFile2);</text:p>
      <text:p text:style-name="P4"><text:s text:c="4"/>fclose(outputFile);</text:p>
      <text:p text:style-name="P4"/>
      <text:p text:style-name="P4"><text:s text:c="4"/><text:span text:style-name="T2">return</text:span> 0;</text:p>
      <text:p text:style-name="P24">}</text:p>
      <text:p text:style-name="P25"/>
      <text:p text:style-name="P26">2) </text:p>
      <text:p text:style-name="P38">==================================================================</text:p>
      <text:p text:style-name="P38">--------------------------------game.c(main)-----------------------------------</text:p>
      <text:p text:style-name="P38"/>
      <text:p text:style-name="P38">#include &lt;sys/types.h&gt;</text:p>
      <text:p text:style-name="P38">#include &lt;sys/stat.h&gt;</text:p>
      <text:p text:style-name="P38">#include &lt;fcntl.h&gt;</text:p>
      <text:p text:style-name="P38">#include "write_file.h"</text:p>
      <text:p text:style-name="P38">//i#include "write_fun.h"</text:p>
      <text:p text:style-name="P38">#include &lt;unistd.h&gt;</text:p>
      <text:p text:style-name="P38">#include &lt;stdbool.h&gt;</text:p>
      <text:p text:style-name="P38"/>
      <text:p text:style-name="P38">struct all{</text:p>
      <text:p text:style-name="P38"/>
      <text:p text:style-name="P38"><text:s text:c="8"/>int fd;</text:p>
      <text:p text:style-name="P38"><text:s text:c="8"/>char* copy;</text:p>
      <text:p text:style-name="P38"><text:s text:c="8"/>bool boo;</text:p>
      <text:p text:style-name="P38">};</text:p>
      <text:p text:style-name="P38"/>
      <text:p text:style-name="P38"/>
      <text:p text:style-name="P38">int main(int argc, char **argv){</text:p>
      <text:p text:style-name="P38"><text:soft-page-break/></text:p>
      <text:p text:style-name="P38"><text:s text:c="4"/>if(argc&gt;4){</text:p>
      <text:p text:style-name="P38"><text:s text:c="8"/><text:span text:style-name="T30">f</text:span>printf(<text:span text:style-name="T30">stderr, </text:span>"Too many arguments<text:span text:style-name="T30">\n</text:span>");</text:p>
      <text:p text:style-name="P38"><text:s text:c="8"/>return 0;</text:p>
      <text:p text:style-name="P38"><text:s text:c="4"/>}</text:p>
      <text:p text:style-name="P38"/>
      <text:p text:style-name="P38"><text:s text:c="4"/>struct all array[argc-2];</text:p>
      <text:p text:style-name="P38"/>
      <text:p text:style-name="P38"/>
      <text:p text:style-name="P38"><text:s text:c="4"/>printf("Nubmer of arguments: %d \n", argc);</text:p>
      <text:p text:style-name="P38"><text:s text:c="4"/>if(argc &gt; 4 || argc &lt; 3){</text:p>
      <text:p text:style-name="P38"><text:s text:c="8"/>fprintf(stderr, "You need to only add 2 or 3 arguments\n");</text:p>
      <text:p text:style-name="P38"/>
      <text:p text:style-name="P38"><text:s text:c="8"/>return 0;</text:p>
      <text:p text:style-name="P38"><text:s text:c="4"/>}</text:p>
      <text:p text:style-name="P38"/>
      <text:p text:style-name="P38"><text:s text:c="4"/>int oflags = O_CREAT | O_WRONLY | O_TRUNC;</text:p>
      <text:p text:style-name="P38"/>
      <text:p text:style-name="P38"><text:s text:c="4"/>int mode = S_IRUSR | S_IWUSR;</text:p>
      <text:p text:style-name="P38"/>
      <text:p text:style-name="P38"><text:s text:c="4"/>int fd3;</text:p>
      <text:p text:style-name="P38"><text:s text:c="4"/>int i;</text:p>
      <text:p text:style-name="P38"/>
      <text:p text:style-name="P38"><text:s text:c="4"/>for(i = 0; i &lt; argc-2; i++){</text:p>
      <text:p text:style-name="P38"><text:s text:c="8"/>if(*argv[i+1] == *argv[argc-1]){</text:p>
      <text:p text:style-name="P38"><text:s text:c="16"/>array[i].boo = true;</text:p>
      <text:p text:style-name="P38"><text:s text:c="16"/>printf("Waring: %s is already passed as an argument and it will be overwritten, are you sure?\n", argv[i]);</text:p>
      <text:p text:style-name="P38"><text:s text:c="16"/>printf("Press enter to continue or any other button to do not");</text:p>
      <text:p text:style-name="P38"/>
      <text:p text:style-name="P38"><text:s text:c="16"/>char c;</text:p>
      <text:p text:style-name="P38"/>
      <text:p text:style-name="P38"><text:s text:c="16"/>scanf("%c",&amp;c);</text:p>
      <text:p text:style-name="P38"/>
      <text:p text:style-name="P38"><text:s text:c="16"/>if(c == 10){</text:p>
      <text:p text:style-name="P38"><text:s text:c="24"/>continue;</text:p>
      <text:p text:style-name="P38"><text:s text:c="16"/>}</text:p>
      <text:p text:style-name="P38"><text:s text:c="15"/>else return 0;</text:p>
      <text:p text:style-name="P38"/>
      <text:p text:style-name="P38"><text:s text:c="8"/>}</text:p>
      <text:p text:style-name="P38"><text:s text:c="4"/>}</text:p>
      <text:p text:style-name="P38"/>
      <text:p text:style-name="P38"><text:s text:c="4"/>FILE* files[argc-2];</text:p>
      <text:p text:style-name="P38"/>
      <text:p text:style-name="P38"><text:s text:c="4"/>for(i = 0; i&lt;2; i++){</text:p>
      <text:p text:style-name="P38"><text:s text:c="8"/>if(array[i].boo == true){</text:p>
      <text:p text:style-name="P38"><text:s text:c="16"/>printf("we go a true one\n");</text:p>
      <text:p text:style-name="P38"/>
      <text:p text:style-name="P38"><text:s text:c="16"/>array[i].fd = open(argv[i+1], O_RDONLY);</text:p>
      <text:p text:style-name="P38"/>
      <text:p text:style-name="P38"><text:s text:c="16"/>if(array[i].fd == -1){</text:p>
      <text:p text:style-name="P38"><text:s text:c="16"/>printf("%s: No such file or directory \n", argv[i+1]);</text:p>
      <text:p text:style-name="P38"><text:soft-page-break/><text:s text:c="16"/>exit(1);</text:p>
      <text:p text:style-name="P38"><text:s text:c="16"/>}</text:p>
      <text:p text:style-name="P38"/>
      <text:p text:style-name="P38"/>
      <text:p text:style-name="P38"><text:s text:c="16"/>files[i] = fdopen(array[i].fd, "r");</text:p>
      <text:p text:style-name="P38"/>
      <text:p text:style-name="P38"><text:s text:c="16"/>fseek(files[i], 0L, SEEK_END);</text:p>
      <text:p text:style-name="P38"><text:s text:c="16"/>long int res = ftell(files[i]); // it affects fd1 too</text:p>
      <text:p text:style-name="P38"><text:s text:c="16"/>//fseek(fp, 0L, SEEK_SET); it doesnt affect fd1</text:p>
      <text:p text:style-name="P38"><text:s text:c="16"/>fclose(files[i]);</text:p>
      <text:p text:style-name="P38"/>
      <text:p text:style-name="P38"><text:s text:c="16"/>array[i].fd = open(argv[i+1], O_RDONLY);</text:p>
      <text:p text:style-name="P38"><text:s text:c="16"/>printf("%d\n", array[i].fd);</text:p>
      <text:p text:style-name="P38"><text:s text:c="16"/>array[i].copy = (char *)calloc(res+1, sizeof(char));</text:p>
      <text:p text:style-name="P38"/>
      <text:p text:style-name="P38"><text:s text:c="16"/>ssize_t rcnt1 = 0;</text:p>
      <text:p text:style-name="P38"/>
      <text:p text:style-name="P38"><text:s text:c="16"/>for(;;){</text:p>
      <text:p text:style-name="P38"><text:s text:c="24"/>printf("hallo there\n");</text:p>
      <text:p text:style-name="P38"><text:s text:c="24"/>rcnt1 = read(array[i].fd, array[i].copy, res);</text:p>
      <text:p text:style-name="P38"><text:s text:c="24"/>if(rcnt1 == 0){</text:p>
      <text:p text:style-name="P38"><text:s text:c="33"/>break;</text:p>
      <text:p text:style-name="P38"><text:s text:c="24"/>}</text:p>
      <text:p text:style-name="P38"/>
      <text:p text:style-name="P38"><text:s text:c="24"/>if(rcnt1 == -1){</text:p>
      <text:p text:style-name="P38"><text:s text:c="32"/>perror("read");</text:p>
      <text:p text:style-name="P38"><text:s text:c="32"/>exit(1);</text:p>
      <text:p text:style-name="P38"><text:s text:c="25"/>}</text:p>
      <text:p text:style-name="P38"/>
      <text:p text:style-name="P38"><text:s text:c="16"/>}</text:p>
      <text:p text:style-name="P38"/>
      <text:p text:style-name="P38"><text:s text:c="8"/>}</text:p>
      <text:p text:style-name="P38"><text:s text:c="4"/>}</text:p>
      <text:p text:style-name="P38"/>
      <text:p text:style-name="P38"><text:s text:c="3"/>if(argc == 4) fd3 = open(argv[argc-1], oflags, mode);</text:p>
      <text:p text:style-name="P38"><text:s text:c="3"/>else fd3 = open("fconc.out", oflags, mode);</text:p>
      <text:p text:style-name="P38"/>
      <text:p text:style-name="P38"><text:s text:c="3"/>printf("%d\n", fd3);</text:p>
      <text:p text:style-name="P38"/>
      <text:p text:style-name="P38"><text:s text:c="3"/>for(i = 1; i&lt;argc-1; i++){</text:p>
      <text:p text:style-name="P38"><text:s text:c="8"/>write_file(fd3, argv[i], array[i-1].fd, array[i-1].copy, array[i-1].boo);</text:p>
      <text:p text:style-name="P38"><text:s text:c="3"/>}</text:p>
      <text:p text:style-name="P38"/>
      <text:p text:style-name="P38"/>
      <text:p text:style-name="P38"/>
      <text:p text:style-name="P38"><text:s text:c="3"/>for(i = 1; i&lt;argc-2; i++){</text:p>
      <text:p text:style-name="P38"><text:s text:c="8"/>free(array[i].copy);</text:p>
      <text:p text:style-name="P38"><text:s text:c="3"/>}</text:p>
      <text:p text:style-name="P38"/>
      <text:p text:style-name="P38"><text:s text:c="3"/>return 0;</text:p>
      <text:p text:style-name="P38">}</text:p>
      <text:p text:style-name="P38"/>
      <text:p text:style-name="P38"><text:soft-page-break/>------------------------------------end of main-----------------------------------</text:p>
      <text:p text:style-name="P38"/>
      <text:p text:style-name="P38"/>
      <text:p text:style-name="P38"/>
      <text:p text:style-name="P38"/>
      <text:p text:style-name="P38">------------------------------------WRITE_FILE-------------------------------------------</text:p>
      <text:p text:style-name="P38"/>
      <text:p text:style-name="P38">-----------------------------------write_file.h------------------------------------------</text:p>
      <text:p text:style-name="P38"/>
      <text:p text:style-name="P38">#ifndef WRITE_FILE_H</text:p>
      <text:p text:style-name="P38">#define WRITE_FILE_H</text:p>
      <text:p text:style-name="P38">#include "write_fun.h"</text:p>
      <text:p text:style-name="P38">#include &lt;unistd.h&gt;</text:p>
      <text:p text:style-name="P38">#include &lt;sys/types.h&gt;</text:p>
      <text:p text:style-name="P38">#include &lt;sys/stat.h&gt;</text:p>
      <text:p text:style-name="P38">#include &lt;fcntl.h&gt;</text:p>
      <text:p text:style-name="P38">#include &lt;stdlib.h&gt;</text:p>
      <text:p text:style-name="P38">#include &lt;string.h&gt;</text:p>
      <text:p text:style-name="P38">#include &lt;stdbool.h&gt;</text:p>
      <text:p text:style-name="P38"/>
      <text:p text:style-name="P38">void write_file(int fd, const char *infile, int fd_inn, <text:s/>char* buff, bool boo);</text:p>
      <text:p text:style-name="P38"/>
      <text:p text:style-name="P38">#endif</text:p>
      <text:p text:style-name="P38"/>
      <text:p text:style-name="P38"/>
      <text:p text:style-name="P38">-----------------------------------write_file.c------------------------------------------</text:p>
      <text:p text:style-name="P38"/>
      <text:p text:style-name="P38">#include "write_file.h"</text:p>
      <text:p text:style-name="P38"/>
      <text:p text:style-name="P38"/>
      <text:p text:style-name="P38">void <text:s/>write_file(int fd, const char *infile, int fd_inn, char* buff, bool boo){</text:p>
      <text:p text:style-name="P38"/>
      <text:p text:style-name="P38"><text:s text:c="8"/>if(boo == true){</text:p>
      <text:p text:style-name="P38"><text:s text:c="16"/>doWrite(fd, buff, strlen(buff));</text:p>
      <text:p text:style-name="P38"/>
      <text:p text:style-name="P38"><text:s text:c="8"/>}</text:p>
      <text:p text:style-name="P38"><text:s text:c="8"/>else{</text:p>
      <text:p text:style-name="P38"/>
      <text:p text:style-name="P38"><text:s text:c="16"/>int fd1;</text:p>
      <text:p text:style-name="P38"><text:s text:c="16"/>fd1 = open(infile, O_RDONLY);</text:p>
      <text:p text:style-name="P38"/>
      <text:p text:style-name="P38"/>
      <text:p text:style-name="P38"><text:s text:c="16"/>if(fd1 == -1){</text:p>
      <text:p text:style-name="P38"><text:s text:c="24"/>printf("%s: No such file or directory \n", infile);</text:p>
      <text:p text:style-name="P38"><text:s text:c="24"/>exit(1);</text:p>
      <text:p text:style-name="P38"><text:s text:c="16"/>}</text:p>
      <text:p text:style-name="P38"/>
      <text:p text:style-name="P38"><text:s text:c="16"/>FILE * fp = fdopen(fd1, "r");</text:p>
      <text:p text:style-name="P38"/>
      <text:p text:style-name="P38"><text:s text:c="16"/>fseek(fp, 0L, SEEK_END);</text:p>
      <text:p text:style-name="P38"><text:s text:c="16"/>long int res = ftell(fp); // it affects fd1 too</text:p>
      <text:p text:style-name="P38"><text:s text:c="8"/>// <text:s text:c="5"/>fseek(fp, 0L, SEEK_SET); it doesnt affect fd1</text:p>
      <text:p text:style-name="P38"><text:soft-page-break/></text:p>
      <text:p text:style-name="P38"><text:s text:c="16"/>fd1 = open(infile, O_RDONLY);</text:p>
      <text:p text:style-name="P38"/>
      <text:p text:style-name="P38"><text:s text:c="16"/>char * con;</text:p>
      <text:p text:style-name="P38"><text:s text:c="16"/>con = (char *)calloc(res+1, sizeof(char));</text:p>
      <text:p text:style-name="P38"/>
      <text:p text:style-name="P38"/>
      <text:p text:style-name="P38"/>
      <text:p text:style-name="P38"><text:s text:c="16"/>ssize_t rcnt1 = 0;</text:p>
      <text:p text:style-name="P38"/>
      <text:p text:style-name="P38"><text:s text:c="16"/>for(;;){</text:p>
      <text:p text:style-name="P38"/>
      <text:p text:style-name="P38"><text:s text:c="24"/>rcnt1 = read(fd1, con, res);</text:p>
      <text:p text:style-name="P38"><text:s text:c="24"/>if(rcnt1 == 0){</text:p>
      <text:p text:style-name="P38"><text:s text:c="32"/>break;</text:p>
      <text:p text:style-name="P38"><text:s text:c="24"/>}</text:p>
      <text:p text:style-name="P38"><text:s text:c="6"/></text:p>
      <text:p text:style-name="P38"><text:s text:c="24"/>if(rcnt1 == -1){</text:p>
      <text:p text:style-name="P38"><text:s text:c="32"/>perror("read"); </text:p>
      <text:p text:style-name="P38"><text:s text:c="32"/>exit(1);</text:p>
      <text:p text:style-name="P38"><text:s text:c="24"/>}</text:p>
      <text:p text:style-name="P38"><text:s text:c="24"/></text:p>
      <text:p text:style-name="P38"><text:s text:c="16"/>} <text:s text:c="14"/></text:p>
      <text:p text:style-name="P38"><text:s text:c="4"/></text:p>
      <text:p text:style-name="P38"><text:s text:c="16"/>//con[res-1] = 0; without \n between the files </text:p>
      <text:p text:style-name="P38"><text:s text:c="4"/></text:p>
      <text:p text:style-name="P38"><text:s text:c="16"/>doWrite(fd, con, strlen(con));</text:p>
      <text:p text:style-name="P38"><text:s text:c="24"/></text:p>
      <text:p text:style-name="P38"><text:s text:c="16"/>if(close(fd1) == -1){</text:p>
      <text:p text:style-name="P38"><text:s text:c="24"/>printf("error closing file %s", infile);</text:p>
      <text:p text:style-name="P38"><text:s text:c="24"/>exit(1);</text:p>
      <text:p text:style-name="P38"><text:s text:c="16"/>}</text:p>
      <text:p text:style-name="P38"/>
      <text:p text:style-name="P38"><text:s text:c="16"/>free(con);</text:p>
      <text:p text:style-name="P38"><text:s text:c="16"/>fclose(fp);</text:p>
      <text:p text:style-name="P38"><text:s text:c="8"/>}</text:p>
      <text:p text:style-name="P38">}</text:p>
      <text:p text:style-name="P38"/>
      <text:p text:style-name="P38"/>
      <text:p text:style-name="P38"/>
      <text:p text:style-name="P38">-----------------------------------WRITE_FUN--------------------------------------------</text:p>
      <text:p text:style-name="P38"/>
      <text:p text:style-name="P38">-----------------------------------write_fun.h------------------------------------------</text:p>
      <text:p text:style-name="P38"/>
      <text:p text:style-name="P38">#ifndef WRITE_FUN_H</text:p>
      <text:p text:style-name="P38">#define WRITE_FUN_H</text:p>
      <text:p text:style-name="P38"/>
      <text:p text:style-name="P38">#include &lt;stdio.h&gt;</text:p>
      <text:p text:style-name="P38">#include &lt;unistd.h&gt;</text:p>
      <text:p text:style-name="P38">#include &lt;stdlib.h&gt;</text:p>
      <text:p text:style-name="P38"/>
      <text:p text:style-name="P38">void <text:s/>doWrite(int fd, char * <text:s/>buff, int len);</text:p>
      <text:p text:style-name="P38"><text:soft-page-break/></text:p>
      <text:p text:style-name="P38">#endif</text:p>
      <text:p text:style-name="P38"/>
      <text:p text:style-name="P38"/>
      <text:p text:style-name="P38">-----------------------------------write_fun.c------------------------------------------</text:p>
      <text:p text:style-name="P38"/>
      <text:p text:style-name="P38">#include "write_fun.h"</text:p>
      <text:p text:style-name="P38"/>
      <text:p text:style-name="P38"/>
      <text:p text:style-name="P38">void <text:s/>doWrite(int fd, char * <text:s/>buff, int len){</text:p>
      <text:p text:style-name="P38"><text:s text:c="8"/>int idx = 0;</text:p>
      <text:p text:style-name="P38"><text:s text:c="8"/>idx = 0;</text:p>
      <text:p text:style-name="P38"><text:s text:c="8"/>int wcnt;</text:p>
      <text:p text:style-name="P38"><text:s text:c="8"/>do {</text:p>
      <text:p text:style-name="P38"><text:s text:c="12"/>wcnt = write(fd, buff + idx, len - idx);</text:p>
      <text:p text:style-name="P38"><text:s text:c="12"/>if(wcnt == -1){</text:p>
      <text:p text:style-name="P38"><text:s text:c="16"/>perror("write");</text:p>
      <text:p text:style-name="P38"><text:s text:c="16"/>exit(1);</text:p>
      <text:p text:style-name="P38"><text:s text:c="12"/>}</text:p>
      <text:p text:style-name="P38"><text:s text:c="12"/>else{</text:p>
      <text:p text:style-name="P38"><text:s text:c="12"/>idx += wcnt;</text:p>
      <text:p text:style-name="P38"><text:s text:c="12"/>}</text:p>
      <text:p text:style-name="P38"><text:s text:c="8"/>} while (idx &lt; len);</text:p>
      <text:p text:style-name="P38"/>
      <text:p text:style-name="P38">}</text:p>
      <text:p text:style-name="P38">-------------------------------------------------------------------------------------------</text:p>
      <text:p text:style-name="P38"/>
      <text:p text:style-name="P38"/>
      <text:p text:style-name="P38">===================END_OF_CODE=================================</text:p>
      <text:p text:style-name="P37"/>
      <text:p text:style-name="P8">Ερωτήσεις</text:p>
      <text:p text:style-name="P39"/>
      <text:list xml:id="list2510079604" text:style-name="L1">
        <text:list-item>
          <text:p text:style-name="P42">Στον πρώτο πηγαίο κώδικα αντιστοιχεί : </text:p>
        </text:list-item>
      </text:list>
      <text:p text:style-name="P40"/>
      <text:p text:style-name="P13">thodpap@thodpap:~/Documents/Σχολή/Ροή Υ/Λειτουργικά Συστήματα Υπολογιστών/Εργαστήριο/1η Σειρά/2η Άσκηση$ strace ./fconc A B C</text:p>
      <text:p text:style-name="P13">execve("./fconc", ["./fconc", "A", "B", "C"], 0x7ffdefc21ca8 /* 71 vars */) = 0</text:p>
      <text:p text:style-name="P13">brk(NULL) <text:s text:c="30"/>= 0x560b31a99000</text:p>
      <text:p text:style-name="P13">access("/etc/ld.so.nohwcap", F_OK) <text:s text:c="5"/>= -1 ENOENT (No such file or directory)</text:p>
      <text:p text:style-name="P13">access("/etc/ld.so.preload", R_OK) <text:s text:c="5"/>= -1 ENOENT (No such file or directory)</text:p>
      <text:p text:style-name="P13">openat(AT_FDCWD, "/etc/ld.so.cache", O_RDONLY|O_CLOEXEC) = 3</text:p>
      <text:p text:style-name="P13">fstat(3, {st_mode=S_IFREG|0644, st_size=209156, ...}) = 0</text:p>
      <text:p text:style-name="P13">mmap(NULL, 209156, PROT_READ, MAP_PRIVATE, 3, 0) = 0x7f47612ca000</text:p>
      <text:p text:style-name="P13">close(3) <text:s text:c="31"/>= 0</text:p>
      <text:p text:style-name="P13">access("/etc/ld.so.nohwcap", F_OK) <text:s text:c="5"/>= -1 ENOENT (No such file or directory)</text:p>
      <text:p text:style-name="P13">openat(AT_FDCWD, "/lib/x86_64-linux-gnu/libc.so.6", O_RDONLY|O_CLOEXEC) = 3</text:p>
      <text:p text:style-name="P13">read(3, "\177ELF\2\1\1\3\0\0\0\0\0\0\0\0\3\0&gt;\0\1\0\0\0\20\35\2\0\0\0\0\0"..., 832) = 832</text:p>
      <text:p text:style-name="P13">fstat(3, {st_mode=S_IFREG|0755, st_size=2030928, ...}) = 0</text:p>
      <text:p text:style-name="P13">mmap(NULL, 8192, PROT_READ|PROT_WRITE, MAP_PRIVATE|MAP_ANONYMOUS, -1, 0) = 0x7f47612c8000</text:p>
      <text:p text:style-name="P13">mmap(NULL, 4131552, PROT_READ|PROT_EXEC, MAP_PRIVATE|MAP_DENYWRITE, 3, 0) = 0x7f4760ce4000</text:p>
      <text:p text:style-name="P13">mprotect(0x7f4760ecb000, 2097152, PROT_NONE) = 0</text:p>
      <text:p text:style-name="P13">mmap(0x7f47610cb000, 24576, PROT_READ|PROT_WRITE, MAP_PRIVATE|MAP_FIXED|MAP_DENYWRITE, 3, 0x1e7000) = 0x7f47610cb000</text:p>
      <text:p text:style-name="P13">mmap(0x7f47610d1000, 15072, PROT_READ|PROT_WRITE, MAP_PRIVATE|MAP_FIXED|MAP_ANONYMOUS, -1, 0) = 0x7f47610d1000</text:p>
      <text:p text:style-name="P13">close(3) <text:s text:c="31"/>= 0</text:p>
      <text:p text:style-name="P13">arch_prctl(ARCH_SET_FS, 0x7f47612c94c0) = 0</text:p>
      <text:p text:style-name="P13">mprotect(0x7f47610cb000, 16384, PROT_READ) = 0</text:p>
      <text:p text:style-name="P13">mprotect(0x560b2fefa000, 4096, PROT_READ) = 0</text:p>
      <text:p text:style-name="P13"><text:soft-page-break/>mprotect(0x7f47612fe000, 4096, PROT_READ) = 0</text:p>
      <text:p text:style-name="P13">munmap(0x7f47612ca000, 209156) <text:s text:c="9"/>= 0</text:p>
      <text:p text:style-name="P13">brk(NULL) <text:s text:c="30"/>= 0x560b31a99000</text:p>
      <text:p text:style-name="P13">brk(0x560b31aba000) <text:s text:c="20"/>= 0x560b31aba000</text:p>
      <text:p text:style-name="P13">openat(AT_FDCWD, "A", O_RDONLY) <text:s text:c="8"/>= 3</text:p>
      <text:p text:style-name="P13">openat(AT_FDCWD, "B", O_RDONLY) <text:s text:c="8"/>= 4</text:p>
      <text:p text:style-name="P13">openat(AT_FDCWD, "C", O_RDWR|O_CREAT|O_TRUNC, 0666) = 5</text:p>
      <text:p text:style-name="P13">fstat(3, {st_mode=S_IFREG|0644, st_size=16, ...}) = 0</text:p>
      <text:p text:style-name="P13">read(3, "This is a test1.", 4096) <text:s text:c="6"/>= 16</text:p>
      <text:p text:style-name="P13">fstat(5, {st_mode=S_IFREG|0644, st_size=0, ...}) = 0</text:p>
      <text:p text:style-name="P13">read(3, "", 4096) <text:s text:c="22"/>= 0</text:p>
      <text:p text:style-name="P13">fstat(4, {st_mode=S_IFREG|0644, st_size=25, ...}) = 0</text:p>
      <text:p text:style-name="P13">read(4, "This is the second test.\n", 4096) = 25</text:p>
      <text:p text:style-name="P13">read(4, "", 4096) <text:s text:c="22"/>= 0</text:p>
      <text:p text:style-name="P13">close(3) <text:s text:c="31"/>= 0</text:p>
      <text:p text:style-name="P13">close(4) <text:s text:c="31"/>= 0</text:p>
      <text:p text:style-name="P13">write(5, "This is a test1.This is the seco"..., 41) = 41</text:p>
      <text:p text:style-name="P13">close(5) <text:s text:c="31"/>= 0</text:p>
      <text:p text:style-name="P13">exit_group(0) <text:s text:c="26"/>= ?</text:p>
      <text:p text:style-name="P13">+++ exited with 0 +++</text:p>
      <text:p text:style-name="P40"/>
      <text:list xml:id="list1195498519" text:style-name="L2">
        <text:list-item>
          <text:p text:style-name="P43">Στον δεύτερο πηγαίο κώδικα αντιστοιχεί : </text:p>
        </text:list-item>
      </text:list>
      <text:p text:style-name="P13">thodpap@thodpap:~/Documents/Σχολή/Ροή Υ/Λειτουργικά Συστήματα Υπολογιστών/Εργαστήριο/1η Σειρά/2η Άσκηση(ορφεας)$ strace ./fconc A B C</text:p>
      <text:p text:style-name="P13">execve("./fconc", ["./fconc", "A", "B", "C"], 0x7ffd98d6f8d8 /* 72 vars */) = 0</text:p>
      <text:p text:style-name="P13">brk(NULL) <text:s text:c="30"/>= 0x55ffeb7b8000</text:p>
      <text:p text:style-name="P13">access("/etc/ld.so.nohwcap", F_OK) <text:s text:c="5"/>= -1 ENOENT (No such file or directory)</text:p>
      <text:p text:style-name="P13">access("/etc/ld.so.preload", R_OK) <text:s text:c="5"/>= -1 ENOENT (No such file or directory)</text:p>
      <text:p text:style-name="P13">openat(AT_FDCWD, "/etc/ld.so.cache", O_RDONLY|O_CLOEXEC) = 3</text:p>
      <text:p text:style-name="P13">fstat(3, {st_mode=S_IFREG|0644, st_size=209156, ...}) = 0</text:p>
      <text:p text:style-name="P13">mmap(NULL, 209156, PROT_READ, MAP_PRIVATE, 3, 0) = 0x7fbca7025000</text:p>
      <text:p text:style-name="P13">close(3) <text:s text:c="31"/>= 0</text:p>
      <text:p text:style-name="P13">access("/etc/ld.so.nohwcap", F_OK) <text:s text:c="5"/>= -1 ENOENT (No such file or directory)</text:p>
      <text:p text:style-name="P13">openat(AT_FDCWD, "/lib/x86_64-linux-gnu/libc.so.6", O_RDONLY|O_CLOEXEC) = 3</text:p>
      <text:p text:style-name="P13">read(3, "\177ELF\2\1\1\3\0\0\0\0\0\0\0\0\3\0&gt;\0\1\0\0\0\20\35\2\0\0\0\0\0"..., 832) = 832</text:p>
      <text:p text:style-name="P13">fstat(3, {st_mode=S_IFREG|0755, st_size=2030928, ...}) = 0</text:p>
      <text:p text:style-name="P13">mmap(NULL, 8192, PROT_READ|PROT_WRITE, MAP_PRIVATE|MAP_ANONYMOUS, -1, 0) = 0x7fbca7023000</text:p>
      <text:p text:style-name="P13">mmap(NULL, 4131552, PROT_READ|PROT_EXEC, MAP_PRIVATE|MAP_DENYWRITE, 3, 0) = 0x7fbca6a3f000</text:p>
      <text:p text:style-name="P13">mprotect(0x7fbca6c26000, 2097152, PROT_NONE) = 0</text:p>
      <text:p text:style-name="P13">mmap(0x7fbca6e26000, 24576, PROT_READ|PROT_WRITE, MAP_PRIVATE|MAP_FIXED|MAP_DENYWRITE, 3, 0x1e7000) = 0x7fbca6e26000</text:p>
      <text:p text:style-name="P13">mmap(0x7fbca6e2c000, 15072, PROT_READ|PROT_WRITE, MAP_PRIVATE|MAP_FIXED|MAP_ANONYMOUS, -1, 0) = 0x7fbca6e2c000</text:p>
      <text:p text:style-name="P13">close(3) <text:s text:c="31"/>= 0</text:p>
      <text:p text:style-name="P13">arch_prctl(ARCH_SET_FS, 0x7fbca70244c0) = 0</text:p>
      <text:p text:style-name="P13">mprotect(0x7fbca6e26000, 16384, PROT_READ) = 0</text:p>
      <text:p text:style-name="P13">mprotect(0x55ffe9ccd000, 4096, PROT_READ) = 0</text:p>
      <text:p text:style-name="P13">mprotect(0x7fbca7059000, 4096, PROT_READ) = 0</text:p>
      <text:p text:style-name="P13">munmap(0x7fbca7025000, 209156) <text:s text:c="9"/>= 0</text:p>
      <text:p text:style-name="P13">openat(AT_FDCWD, "C", O_WRONLY|O_CREAT|O_TRUNC, 0600) = 3</text:p>
      <text:p text:style-name="P13">openat(AT_FDCWD, "A", O_RDONLY) <text:s text:c="8"/>= 4</text:p>
      <text:p text:style-name="P13">fcntl(4, F_GETFL) <text:s text:c="22"/>= 0x8000 (flags O_RDONLY|O_LARGEFILE)</text:p>
      <text:p text:style-name="P13">brk(NULL) <text:s text:c="30"/>= 0x55ffeb7b8000</text:p>
      <text:p text:style-name="P13">brk(0x55ffeb7d9000) <text:s text:c="20"/>= 0x55ffeb7d9000</text:p>
      <text:p text:style-name="P13">fstat(4, {st_mode=S_IFREG|0644, st_size=17, ...}) = 0</text:p>
      <text:p text:style-name="P13">fstat(4, {st_mode=S_IFREG|0644, st_size=17, ...}) = 0</text:p>
      <text:p text:style-name="P13">lseek(4, 0, SEEK_SET) <text:s text:c="18"/>= 0</text:p>
      <text:p text:style-name="P13">read(4, "This is a test1.\n", 17) <text:s text:c="6"/>= 17</text:p>
      <text:p text:style-name="P13">openat(AT_FDCWD, "A", O_RDONLY) <text:s text:c="8"/>= 5</text:p>
      <text:p text:style-name="P13">read(5, "This is a test1.\n", 17) <text:s text:c="6"/>= 17</text:p>
      <text:p text:style-name="P13">read(5, "", 17) <text:s text:c="24"/>= 0</text:p>
      <text:p text:style-name="P13">write(3, "This is a test1.\n", 17) <text:s text:c="5"/>= 17</text:p>
      <text:p text:style-name="P13">close(5) <text:s text:c="31"/>= 0</text:p>
      <text:p text:style-name="P13">close(4) <text:s text:c="31"/>= 0</text:p>
      <text:p text:style-name="P13">openat(AT_FDCWD, "B", O_RDONLY) <text:s text:c="8"/>= 4</text:p>
      <text:p text:style-name="P13">fcntl(4, F_GETFL) <text:s text:c="22"/>= 0x8000 (flags O_RDONLY|O_LARGEFILE)</text:p>
      <text:p text:style-name="P13">fstat(4, {st_mode=S_IFREG|0644, st_size=25, ...}) = 0</text:p>
      <text:p text:style-name="P13">fstat(4, {st_mode=S_IFREG|0644, st_size=25, ...}) = 0</text:p>
      <text:p text:style-name="P13">lseek(4, 0, SEEK_SET) <text:s text:c="18"/>= 0</text:p>
      <text:p text:style-name="P13"><text:soft-page-break/>read(4, "This is the second test.\n", 25) = 25</text:p>
      <text:p text:style-name="P13">openat(AT_FDCWD, "B", O_RDONLY) <text:s text:c="8"/>= 5</text:p>
      <text:p text:style-name="P13">read(5, "This is the second test.\n", 25) = 25</text:p>
      <text:p text:style-name="P13">read(5, "", 25) <text:s text:c="24"/>= 0</text:p>
      <text:p text:style-name="P13">write(3, "This is the second test.\n", 25) = 25</text:p>
      <text:p text:style-name="P13">close(5) <text:s text:c="31"/>= 0</text:p>
      <text:p text:style-name="P13">close(4) <text:s text:c="31"/>= 0</text:p>
      <text:p text:style-name="P13">exit_group(0) <text:s text:c="26"/>= ?</text:p>
      <text:p text:style-name="P13">+++ exited with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2T22:40:20.640801296</meta:creation-date>
    <dc:date>2021-03-20T17:10:34.260231885</dc:date>
    <meta:editing-duration>PT1H45M32S</meta:editing-duration>
    <meta:editing-cycles>91</meta:editing-cycles>
    <meta:generator>LibreOffice/6.0.7.3$Linux_X86_64 LibreOffice_project/00m0$Build-3</meta:generator>
    <meta:document-statistic meta:table-count="0" meta:image-count="0" meta:object-count="0" meta:page-count="11" meta:paragraph-count="392" meta:word-count="1775" meta:character-count="16166" meta:non-whitespace-character-count="11742"/>
  </office:meta>
</office:document-meta>
</file>